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C2]/[.D2]" office:value-type="float" office:value="7.73573923166473" calcext:value-type="float">
            <text:p>7.73573923166473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C3]/[.D3]" office:value-type="float" office:value="7.65244986037065" calcext:value-type="float">
            <text:p>7.65244986037065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C4]/[.D4]" office:value-type="float" office:value="11.5052183522285" calcext:value-type="float">
            <text:p>11.5052183522285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C6]/[.D6]" office:value-type="float" office:value="6.62407416653385" calcext:value-type="float">
            <text:p>6.6240741665338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C7]/[.D7]" office:value-type="float" office:value="4.89011832116563" calcext:value-type="float">
            <text:p>4.89011832116563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C8]/[.D8]" office:value-type="float" office:value="7.14256089457749" calcext:value-type="float">
            <text:p>7.1425608945774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C10]/[.D10]" office:value-type="float" office:value="6.69242703341596" calcext:value-type="float">
            <text:p>6.69242703341596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C11]/[.D11]" office:value-type="float" office:value="7.37895605240328" calcext:value-type="float">
            <text:p>7.37895605240328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C13]/[.D13]" office:value-type="float" office:value="6.68526636274179" calcext:value-type="float">
            <text:p>6.68526636274179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C14]/[.D14]" office:value-type="float" office:value="7.17640368990629" calcext:value-type="float">
            <text:p>7.1764036899062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C16]/[.D16]" office:value-type="float" office:value="7.30605806716367" calcext:value-type="float">
            <text:p>7.30605806716367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C17]/[.D17]" office:value-type="float" office:value="7.38339661614167" calcext:value-type="float">
            <text:p>7.3833966161416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C18]/[.D18]" office:value-type="float" office:value="7.23626938977566" calcext:value-type="float">
            <text:p>7.23626938977566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C19]/[.D19]" office:value-type="float" office:value="7.0209667986833" calcext:value-type="float">
            <text:p>7.020966798683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C20]/[.D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C21]/[.D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C22]/[.D22]" office:value-type="float" office:value="7.09094019052347" calcext:value-type="float">
            <text:p>7.09094019052347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C23]/[.D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C24]/[.D24]" office:value-type="float" office:value="7.1591599595137" calcext:value-type="float">
            <text:p>7.1591599595137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C25]/[.D25]" office:value-type="float" office:value="7.17844607531961" calcext:value-type="float">
            <text:p>7.17844607531961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C26]/[.D26]" office:value-type="float" office:value="0.999976099083639" calcext:value-type="float">
            <text:p>0.99997609908363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C29]/[.D29]" office:value-type="float" office:value="6.70031904940712" calcext:value-type="float">
            <text:p>6.70031904940712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C30]/[.D30]" office:value-type="float" office:value="6.97591581024571" calcext:value-type="float">
            <text:p>6.9759158102457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93405177" calcext:value-type="float">
            <text:p>193405177</text:p>
          </table:table-cell>
          <table:table-cell office:value-type="float" office:value="16978611" calcext:value-type="float">
            <text:p>16978611</text:p>
          </table:table-cell>
          <table:table-cell table:formula="of:=[.C33]/[.D33]" office:value-type="float" office:value="11.3911071406253" calcext:value-type="float">
            <text:p>11.3911071406253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93851799" calcext:value-type="float">
            <text:p>193851799</text:p>
          </table:table-cell>
          <table:table-cell table:style-name="ce5" office:value-type="float" office:value="17766321" calcext:value-type="float">
            <text:p>17766321</text:p>
          </table:table-cell>
          <table:table-cell table:formula="of:=[.C34]/[.D34]" office:value-type="float" office:value="10.9111953453954" calcext:value-type="float">
            <text:p>10.9111953453954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86910845" calcext:value-type="float">
            <text:p>386910845</text:p>
          </table:table-cell>
          <table:table-cell office:value-type="float" office:value="34137075" calcext:value-type="float">
            <text:p>34137075</text:p>
          </table:table-cell>
          <table:table-cell table:formula="of:=[.C35]/[.D35]" office:value-type="float" office:value="11.3340362347975" calcext:value-type="float">
            <text:p>11.3340362347975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40979965" calcext:value-type="float">
            <text:p>140979965</text:p>
          </table:table-cell>
          <table:table-cell office:value-type="float" office:value="11404358" calcext:value-type="float">
            <text:p>11404358</text:p>
          </table:table-cell>
          <table:table-cell table:formula="of:=[.C39]/[.D39]" office:value-type="float" office:value="12.3619378662087" calcext:value-type="float">
            <text:p>12.3619378662087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40686392" calcext:value-type="float">
            <text:p>140686392</text:p>
          </table:table-cell>
          <table:table-cell office:value-type="float" office:value="11229879" calcext:value-type="float">
            <text:p>11229879</text:p>
          </table:table-cell>
          <table:table-cell table:formula="of:=[.C40]/[.D40]" office:value-type="float" office:value="12.5278635682539" calcext:value-type="float">
            <text:p>12.5278635682539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40698426" calcext:value-type="float">
            <text:p>140698426</text:p>
          </table:table-cell>
          <table:table-cell office:value-type="float" office:value="11240855" calcext:value-type="float">
            <text:p>11240855</text:p>
          </table:table-cell>
          <table:table-cell table:formula="of:=[.C41]/[.D41]" office:value-type="float" office:value="12.5167014430842" calcext:value-type="float">
            <text:p>12.516701443084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2094593" calcext:value-type="float">
            <text:p>142094593</text:p>
          </table:table-cell>
          <table:table-cell office:value-type="float" office:value="12547224" calcext:value-type="float">
            <text:p>12547224</text:p>
          </table:table-cell>
          <table:table-cell table:formula="of:=[.C42]/[.D42]" office:value-type="float" office:value="11.32478331462" calcext:value-type="float">
            <text:p>11.32478331462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60910888" calcext:value-type="float">
            <text:p>160910888</text:p>
          </table:table-cell>
          <table:table-cell office:value-type="float" office:value="13177142" calcext:value-type="float">
            <text:p>13177142</text:p>
          </table:table-cell>
          <table:table-cell table:formula="of:=[.C43]/[.D43]" office:value-type="float" office:value="12.2113648012596" calcext:value-type="float">
            <text:p>12.2113648012596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8:04:55.06742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6-22T18:05:40.932664669</dc:date>
    <meta:editing-duration>PT38M33S</meta:editing-duration>
    <meta:editing-cycles>10</meta:editing-cycles>
    <meta:generator>LibreOffice/6.0.7.3$Linux_X86_64 LibreOffice_project/00m0$Build-3</meta:generator>
    <meta:document-statistic meta:table-count="1" meta:cell-count="138" meta:object-count="0"/>
  </office:meta>
</office:document-meta>
</file>